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443.45pt"/>
    </style:style>
    <style:style style:name="co5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009900"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Teach</text:p>
          </table:table-cell>
          <table:table-cell table:style-name="ce4" office:value-type="string" calcext:value-type="string">
            <text:p>Priority</text:p>
          </table:table-cell>
          <table:table-cell table:style-name="ce5" office:value-type="string" calcext:value-type="string">
            <text:p>Description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.asp" xlink:type="simple">&lt;a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 hyperlin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n.asp" xlink:type="simple">&lt;h1&gt; to &lt;h6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HTML heading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mg.asp" xlink:type="simple">&lt;img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n im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.asp" xlink:type="simple">&lt;p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 paragra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video.asp" xlink:type="simple">&lt;video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video or movi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udio.asp" xlink:type="simple">&lt;audio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sound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utton.asp" xlink:type="simple">&lt;button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clickable button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br.asp" xlink:type="simple">&lt;br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single line break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n input control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label.asp" xlink:type="simple">&lt;label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label for an &lt;input&gt; element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blockquote.asp" xlink:type="simple">&lt;blockquot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section that is quoted from another sourc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caption.asp" xlink:type="simple">&lt;caption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able caption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cite.asp" xlink:type="simple">&lt;cit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the title of a wor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l.asp" xlink:type="simple">&lt;dl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t.asp" xlink:type="simple">&lt;dt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erm/name in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em.asp" xlink:type="simple">&lt;em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emphasized text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gure.asp" xlink:type="simple">&lt;figur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pecifies self-contained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r.asp" xlink:type="simple">&lt;hr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hematic change in the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.asp" xlink:type="simple">&lt;i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part of text in an alternate voice or mo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trong.asp" xlink:type="simple">&lt;strong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important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b.asp" xlink:type="simple">&lt;sub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subscrip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gcaption.asp" xlink:type="simple">&lt;figcaption&gt;</text:a>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efines a caption for a &lt;figure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mment.asp" xlink:type="simple">&lt;!--...--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com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'<text:a xlink:href="https://www.w3schools.com/tags/tag_doctype.asp" xlink:type="simple">&lt;!DOCTYPE&gt;</text:a> 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document ty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document's bo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ead.asp" xlink:type="simple">&lt;head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information about the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tml.asp" xlink:type="simple">&lt;htm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root of an HTML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ink.asp" xlink:type="simple">&lt;link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ta.asp" xlink:type="simple">&lt;meta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metadata about an HTML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nav.asp" xlink:type="simple">&lt;nav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navigation link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cript.asp" xlink:type="simple">&lt;script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client-side scri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itle.asp" xlink:type="simple">&lt;title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title for the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ooter.asp" xlink:type="simple">&lt;foote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footer for a document or 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eader.asp" xlink:type="simple">&lt;heade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header for a document or 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iv.asp" xlink:type="simple">&lt;div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ul.asp" xlink:type="simple">&lt;u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i.asp" xlink:type="simple">&lt;li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 list ite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l.asp" xlink:type="simple">&lt;o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ordered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ption.asp" xlink:type="simple">&lt;option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option in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elect.asp" xlink:type="simple">&lt;select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able.asp" xlink:type="simple">&lt;table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body.asp" xlink:type="simple">&lt;tbody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Groups the body content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d.asp" xlink:type="simple">&lt;td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cell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h.asp" xlink:type="simple">&lt;th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header cell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r.asp" xlink:type="simple">&lt;t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row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bbr.asp" xlink:type="simple">&lt;abb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bbreviation or an acrony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ddress.asp" xlink:type="simple">&lt;addres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contact information for the author/owner of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rea.asp" xlink:type="simple">&lt;area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rea inside an image-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rticle.asp" xlink:type="simple">&lt;articl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rtic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side.asp" xlink:type="simple">&lt;asid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content aside from the page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ase.asp" xlink:type="simple">&lt;bas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the base URL/target for all relative URLs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di.asp" xlink:type="simple">&lt;bdi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Isolates a part of text that might be formatted in a different direction from other text outside 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do.asp" xlink:type="simple">&lt;bdo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Overrides the current text dir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anvas.asp" xlink:type="simple">&lt;canva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Used to draw graphics, on the fly, via scripting (usually JavaScript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de.asp" xlink:type="simple">&lt;cod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iece of computer co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l.asp" xlink:type="simple">&lt;co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column properties for each column within a &lt;colgroup&gt; element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lgroup.asp" xlink:type="simple">&lt;colgro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a group of one or more columns in a table for formatt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d.asp" xlink:type="simple">&lt;d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escription/value of a term in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el.asp" xlink:type="simple">&lt;de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has been deleted from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etails.asp" xlink:type="simple">&lt;detail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dditional details that the user can view or hi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fn.asp" xlink:type="simple">&lt;df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Represents the defining instance of a te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ialog.asp" xlink:type="simple">&lt;dialog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ialog box or wind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eldset.asp" xlink:type="simple">&lt;fieldse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Groups related elements in a 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HTML form for user inpu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a xlink:href="https://www.w3schools.com/tags/tag_frame.asp" xlink:type="simple">&lt;fram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t supported in HTML5.</text:p>
            <text:p>Defines a window (a frame) in a frames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ns.asp" xlink:type="simple">&lt;in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text that has been inserted into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kbd.asp" xlink:type="simple">&lt;kb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keyboard inp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egend.asp" xlink:type="simple">&lt;legen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aption for a &lt;fieldset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in.asp" xlink:type="simple">&lt;mai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the main content of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p.asp" xlink:type="simple">&lt;ma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lient-side image-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rk.asp" xlink:type="simple">&lt;mark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marked/highligh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nu.asp" xlink:type="simple">&lt;menu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list/menu of comman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nuitem.asp" xlink:type="simple">&lt;menuite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ommand/menu item that the user can invoke from a popup men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scalar measurement within a known range (a gaug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noscript.asp" xlink:type="simple">&lt;noscrip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lternate content for users that do not support client-side scrip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bject.asp" xlink:type="simple">&lt;objec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embedded obj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ptgroup.asp" xlink:type="simple">&lt;optgro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group of related options in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utput.asp" xlink:type="simple">&lt;outpu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he result of a calcul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aram.asp" xlink:type="simple">&lt;para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arameter for an obj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icture.asp" xlink:type="simple">&lt;pictur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ontainer for multiple image resour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re.asp" xlink:type="simple">&lt;pr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preformat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rogress.asp" xlink:type="simple">&lt;progres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Represents the progress of a tas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p.asp" xlink:type="simple">&lt;r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what to show in browsers that do not support ruby annotat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t.asp" xlink:type="simple">&lt;r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explanation/pronunciation of characters (for East Asian typograph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uby.asp" xlink:type="simple">&lt;ruby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ruby annotation (for East Asian typograph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.asp" xlink:type="simple">&lt;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is no longer corr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ection.asp" xlink:type="simple">&lt;sectio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mall.asp" xlink:type="simple">&lt;smal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maller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ource.asp" xlink:type="simple">&lt;sourc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multiple media resource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tyle.asp" xlink:type="simple">&lt;styl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tyle information for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mmary.asp" xlink:type="simple">&lt;summary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visible heading for a &lt;details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p.asp" xlink:type="simple">&lt;s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uperscrip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emplate.asp" xlink:type="simple">&lt;templat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templ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multiline input control (text area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ime.asp" xlink:type="simple">&lt;tim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ate/ti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rack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u.asp" xlink:type="simple">&lt;u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should be stylistically different from normal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var.asp" xlink:type="simple">&lt;va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vari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wbr.asp" xlink:type="simple">&lt;wb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ossible line-brea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.asp" xlink:type="simple">&lt;b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bol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atalist.asp" xlink:type="simple">&lt;datalist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Specifies a list of pre-defined options for input contro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embed.asp" xlink:type="simple">&lt;embed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container for an external (non-HTML) applic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frame.asp" xlink:type="simple">&lt;iframe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n inline fra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q.asp" xlink:type="simple">&lt;q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short quot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amp.asp" xlink:type="simple">&lt;samp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sample output from a computer progra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pan.asp" xlink:type="simple">&lt;span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foot.asp" xlink:type="simple">&lt;tfoot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Groups the footer content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head.asp" xlink:type="simple">&lt;thead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Groups the header content in a table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ce3"/>
        <table:table-row table:style-name="ro1"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mary adv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ocument lev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 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 II</text:p>
          </table:table-cell>
        </table:table-row>
      </table:table>
      <table:named-expressions/>
      <table:database-ranges>
        <table:database-range table:name="__Anonymous_Sheet_DB__0" table:target-range-address="Sheet1.A1:Sheet1.D10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28:36.612388365</meta:creation-date>
    <dc:date>2018-02-10T22:17:58.642361624</dc:date>
    <meta:editing-duration>P1DT7H28M46S</meta:editing-duration>
    <meta:editing-cycles>13</meta:editing-cycles>
    <meta:generator>LibreOffice/5.1.6.2$Linux_X86_64 LibreOffice_project/10m0$Build-2</meta:generator>
    <meta:document-statistic meta:table-count="2" meta:cell-count="384" meta:object-count="0"/>
  </office:meta>
</office:document-meta>
</file>